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736cm" fo:min-width="26.073cm"/>
    </style:style>
    <style:style style:name="gr2" style:family="graphic" style:parent-style-name="standard">
      <style:graphic-properties draw:stroke="none" svg:stroke-color="#000000" draw:fill="none" draw:fill-color="#ffffff" fo:min-height="0.77cm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0.409cm" fo:min-width="2.722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0.406cm" fo:min-width="2.036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0.939cm" fo:min-width="2.072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0.89cm" fo:min-width="2.024cm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1.018cm" fo:min-width="20.09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9.973cm" fo:min-width="3.194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1.078cm" fo:min-width="2.063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1.206cm" fo:min-width="2.023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.374cm" fo:min-width="2.021cm"/>
    </style:style>
    <style:style style:name="gr12" style:family="graphic" style:parent-style-name="objectwithoutfill">
      <style:graphic-properties svg:stroke-color="#666666" draw:marker-end="Arrow" draw:marker-end-width="0.3cm" draw:fill="none" draw:fill-color="#333333" draw:textarea-vertical-align="middle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017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0.059cm" fo:min-width="3.211cm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0.761cm" fo:min-width="2.221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0.527cm" fo:min-width="2.197cm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0.965cm" fo:min-width="2.206cm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017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3.378cm" fo:min-width="3.194cm"/>
    </style:style>
    <style:style style:name="gr20" style:family="graphic" style:parent-style-name="standard">
      <style:graphic-properties draw:fill-color="#333333" draw:textarea-horizontal-align="justify" draw:textarea-vertical-align="middle" draw:auto-grow-height="false" fo:min-height="2.01cm" fo:min-width="2.258cm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5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fill-color="#333333" draw:textarea-horizontal-align="justify" draw:textarea-vertical-align="middle" draw:auto-grow-height="false" fo:min-height="0.408cm" fo:min-width="2.391cm"/>
    </style:style>
    <style:style style:name="gr23" style:family="graphic" style:parent-style-name="objectwithoutfill">
      <style:graphic-properties svg:stroke-width="0.1cm" svg:stroke-color="#000000" draw:marker-start-width="0.35cm" draw:marker-end="Arrow" draw:marker-end-width="0.45cm" draw:fill="none" draw:fill-color="#333333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0.073cm" fo:min-width="3.191cm"/>
    </style:style>
    <style:style style:name="gr25" style:family="graphic" style:parent-style-name="standard">
      <style:graphic-properties draw:fill-color="#333333" draw:textarea-horizontal-align="justify" draw:textarea-vertical-align="middle" draw:auto-grow-height="false" fo:min-height="0.889cm" fo:min-width="2.135cm"/>
    </style:style>
    <style:style style:name="gr26" style:family="graphic" style:parent-style-name="standard">
      <style:graphic-properties draw:fill-color="#333333" draw:textarea-horizontal-align="justify" draw:textarea-vertical-align="middle" draw:auto-grow-height="false" fo:min-height="0.806cm" fo:min-width="2.131cm"/>
    </style:style>
    <style:style style:name="gr27" style:family="graphic" style:parent-style-name="standard">
      <style:graphic-properties draw:fill-color="#333333" draw:textarea-horizontal-align="justify" draw:textarea-vertical-align="middle" draw:auto-grow-height="false" fo:min-height="0.649cm" fo:min-width="2.13cm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2.771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0.771cm"/>
    </style:style>
    <style:style style:name="P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333333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Droid Sans Devanagari" style:font-size-complex="11pt" style:font-style-complex="italic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Droid Sans Devanagari" style:font-size-complex="11pt" style:font-style-complex="italic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Droid Sans Devanagari" style:font-size-complex="11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827cm" svg:height="12.24cm" svg:x="0.575cm" svg:y="3.4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67.050429706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872cm" svg:height="1.02cm" svg:x="0.5cm" svg:y="14.838cm">
          <draw:text-box>
            <text:p><text:span text:style-name="T1">linkage_pipelin</text:span><text:span text:style-name="T1">e.sh</text:span></text:p>
          </draw:text-box>
        </draw:frame>
        <draw:custom-shape draw:style-name="gr3" draw:text-style-name="P4" draw:layer="layout" svg:width="3.45cm" svg:height="0.887cm" svg:x="1.5cm" svg:y="1.76cm">
          <text:p text:style-name="P3"><text:span text:style-name="T2">snpbutc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2.764cm" svg:height="0.884cm" svg:x="1.726cm" svg:y="4.677cm">
          <text:p text:style-name="P3"><text:span text:style-name="T2">scre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2.764cm" svg:height="1.381cm" svg:x="1.726cm" svg:y="8.285cm">
          <text:p text:style-name="P3"><text:span text:style-name="T2">preliminar</text:span><text:span text:style-name="T2">y</text:span></text:p>
          <text:p text:style-name="P3"><text:span text:style-name="T2">che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2.764cm" svg:height="1.38cm" svg:x="1.726cm" svg:y="12.17cm">
          <text:p text:style-name="P3"><text:span text:style-name="T2">user</text:span></text:p>
          <text:p text:style-name="P3"><text:span text:style-name="T2">prom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0.839cm" svg:height="11.514cm" svg:x="5.987cm" svg:y="3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0.3741552661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912cm" svg:height="10.441cm" svg:x="6.45cm" svg:y="3.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" draw:id="id1" draw:layer="layout" svg:width="2.751cm" svg:height="1.516cm" svg:x="6.927cm" svg:y="5.065cm">
          <text:p text:style-name="P3"><text:span text:style-name="T2">m</text:span><text:span text:style-name="T2">ak</text:span><text:span text:style-name="T2">e</text:span></text:p>
          <text:p text:style-name="P3"><text:span text:style-name="T2">p</text:span><text:span text:style-name="T2">e</text:span><text:span text:style-name="T2">di</text:span><text:span text:style-name="T2">gr</text:span><text:span text:style-name="T2">e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99.07712590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2" draw:id="id2" draw:layer="layout" svg:width="2.751cm" svg:height="1.684cm" svg:x="6.92cm" svg:y="8.351cm">
          <text:p text:style-name="P3"><text:span text:style-name="T2">ch</text:span><text:span text:style-name="T2">ec</text:span><text:span text:style-name="T2">k</text:span></text:p>
          <text:p text:style-name="P3"><text:span text:style-name="T2">g</text:span><text:span text:style-name="T2">e</text:span><text:span text:style-name="T2">n</text:span><text:span text:style-name="T2">d</text:span><text:span text:style-name="T2">er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16.39344262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3" draw:id="id3" draw:layer="layout" svg:width="2.739cm" svg:height="0.842cm" svg:x="6.932cm" svg:y="12.627cm">
          <text:p text:style-name="P3"><text:span text:style-name="T2">G</text:span><text:span text:style-name="T2">R</text:span><text:span text:style-name="T2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8.302cm" svg:y1="6.581cm" svg:x2="8.295cm" svg:y2="8.351cm" draw:start-shape="id1" draw:end-shape="id2" draw:end-glue-point="0" svg:d="M8302 6581l-7 1770" svg:viewBox="0 0 8 1771">
          <text:p/>
        </draw:connector>
        <draw:connector draw:style-name="gr12" draw:text-style-name="P7" draw:layer="layout" draw:type="line" svg:x1="8.295cm" svg:y1="10.035cm" svg:x2="8.301cm" svg:y2="12.627cm" draw:start-shape="id2" draw:end-shape="id3" draw:end-glue-point="0" svg:d="M8295 10035l6 2592" svg:viewBox="0 0 7 2593">
          <text:p/>
        </draw:connector>
        <draw:frame draw:style-name="gr13" draw:text-style-name="P9" draw:layer="layout" svg:width="4.164cm" svg:height="1.267cm" svg:x="6.428cm" svg:y="3.798cm">
          <draw:text-box>
            <text:p text:style-name="P8"><text:span text:style-name="T3">auto_stage1.sh</text:span></text:p>
          </draw:text-box>
        </draw:frame>
        <draw:custom-shape draw:style-name="gr14" draw:text-style-name="P6" draw:layer="layout" svg:width="3.931cm" svg:height="10.529cm" svg:x="11.728cm" svg:y="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" draw:id="id4" draw:layer="layout" svg:width="2.879cm" svg:height="1.169cm" svg:x="12.204cm" svg:y="4.967cm">
          <text:p text:style-name="P3"><text:span text:style-name="T2">pedigree</text:span></text:p>
          <text:p text:style-name="P3"><text:span text:style-name="T2">che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96.06299212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" draw:id="id5" draw:layer="layout" svg:width="2.879cm" svg:height="0.959cm" svg:x="12.204cm" svg:y="8.667cm">
          <text:p text:style-name="P3"><text:span text:style-name="T2">merl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018.705035971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6" draw:id="id6" draw:layer="layout" svg:width="2.872cm" svg:height="1.381cm" svg:x="12.211cm" svg:y="12.084cm">
          <text:p text:style-name="P3"><text:span text:style-name="T2">unlikely</text:span></text:p>
          <text:p text:style-name="P3"><text:span text:style-name="T2">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42.29808492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13.643cm" svg:y1="6.136cm" svg:x2="13.643cm" svg:y2="8.667cm" draw:start-shape="id4" draw:end-shape="id5" draw:end-glue-point="0" svg:d="M13643 6136v2531" svg:viewBox="0 0 1 2532">
          <text:p/>
        </draw:connector>
        <draw:connector draw:style-name="gr12" draw:text-style-name="P7" draw:layer="layout" draw:type="line" svg:x1="13.643cm" svg:y1="9.626cm" svg:x2="13.647cm" svg:y2="12.084cm" draw:start-shape="id5" draw:end-shape="id6" draw:end-glue-point="0" svg:d="M13643 9626l4 2458" svg:viewBox="0 0 5 2459">
          <text:p/>
        </draw:connector>
        <draw:frame draw:style-name="gr18" draw:text-style-name="P9" draw:layer="layout" svg:width="4.182cm" svg:height="1.267cm" svg:x="11.707cm" svg:y="3.799cm">
          <draw:text-box>
            <text:p text:style-name="P8"><text:span text:style-name="T3">auto_stage2.sh</text:span></text:p>
          </draw:text-box>
        </draw:frame>
        <draw:custom-shape draw:style-name="gr19" draw:text-style-name="P6" draw:layer="layout" svg:width="3.908cm" svg:height="3.842cm" svg:x="17.046cm" svg:y="3.9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948cm" svg:height="2.45cm" svg:x="17.43cm" svg:y="4.95cm">
          <text:p text:style-name="P3"><text:span text:style-name="T2">make</text:span></text:p>
          <text:p text:style-name="P3"><text:span text:style-name="T2">linkage</text:span></text:p>
          <text:p text:style-name="P3"><text:span text:style-name="T2">input</text:span></text:p>
          <text:p text:style-name="P3"><text:span text:style-name="T2">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867.483208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4.045cm" svg:height="0.9cm" svg:x="17.139cm" svg:y="3.9cm">
          <draw:text-box>
            <text:p text:style-name="P8"><text:span text:style-name="T3">auto_stage3.sh</text:span></text:p>
          </draw:text-box>
        </draw:frame>
        <draw:custom-shape draw:style-name="gr22" draw:text-style-name="P4" xml:id="id14" draw:id="id14" draw:layer="layout" svg:width="3.119cm" svg:height="0.886cm" svg:x="22.906cm" svg:y="16.614cm">
          <text:p text:style-name="P3"><text:span text:style-name="T2">collect.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line" svg:x1="3.108cm" svg:y1="5.561cm" svg:x2="3.108cm" svg:y2="8.285cm" draw:start-shape="id7" draw:start-glue-point="2" draw:end-shape="id8" draw:end-glue-point="0" svg:d="M3108 5561v2724" svg:viewBox="0 0 1 2725">
          <text:p/>
        </draw:connector>
        <draw:connector draw:style-name="gr23" draw:text-style-name="P7" draw:layer="layout" draw:type="line" svg:x1="3.108cm" svg:y1="9.666cm" svg:x2="3.108cm" svg:y2="12.17cm" draw:start-shape="id8" draw:start-glue-point="2" draw:end-shape="id9" draw:end-glue-point="0" svg:d="M3108 9666v2504" svg:viewBox="0 0 1 2505">
          <text:p/>
        </draw:connector>
        <draw:custom-shape draw:style-name="gr24" draw:text-style-name="P6" draw:layer="layout" svg:width="3.909cm" svg:height="10.541cm" svg:x="22.457cm" svg:y="3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xml:id="id10" draw:id="id10" draw:layer="layout" svg:width="2.831cm" svg:height="1.335cm" svg:x="23.037cm" svg:y="5.981cm">
          <text:p text:style-name="P3"><text:span text:style-name="T2">estimate</text:span></text:p>
          <text:p text:style-name="P3"><text:span text:style-name="T2">L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32.55813953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11" draw:id="id11" draw:layer="layout" svg:width="2.831cm" svg:height="1.256cm" svg:x="23.03cm" svg:y="9.121cm">
          <text:p text:style-name="P3"><text:span text:style-name="T2">perform</text:span></text:p>
          <text:p text:style-name="P3"><text:span text:style-name="T2">lin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9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xml:id="id12" draw:id="id12" draw:layer="layout" svg:width="2.832cm" svg:height="1.101cm" svg:x="23.039cm" svg:y="12.634cm">
          <text:p text:style-name="P3"><text:span text:style-name="T2">generate</text:span></text:p>
          <text:p text:style-name="P3"><text:span text:style-name="T2">plo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793.73040752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24.452cm" svg:y1="7.316cm" svg:x2="24.445cm" svg:y2="9.121cm" draw:start-shape="id10" draw:end-shape="id11" draw:end-glue-point="0" svg:d="M24452 7316l-7 1805" svg:viewBox="0 0 8 1806">
          <text:p/>
        </draw:connector>
        <draw:connector draw:style-name="gr12" draw:text-style-name="P7" draw:layer="layout" draw:type="line" svg:x1="24.445cm" svg:y1="10.377cm" svg:x2="24.455cm" svg:y2="12.634cm" draw:start-shape="id11" draw:end-shape="id12" draw:end-glue-point="0" svg:d="M24445 10377l10 2257" svg:viewBox="0 0 11 2258">
          <text:p/>
        </draw:connector>
        <draw:frame draw:style-name="gr28" draw:text-style-name="P11" draw:layer="layout" svg:width="3.915cm" svg:height="3.021cm" svg:x="22.681cm" svg:y="3.917cm">
          <draw:text-box>
            <text:p text:style-name="P10"><text:span text:style-name="T3">Allegro /</text:span></text:p>
            <text:p text:style-name="P10"><text:span text:style-name="T3">Genehunter /</text:span></text:p>
            <text:p text:style-name="P10"><text:span text:style-name="T3">Simwalk</text:span></text:p>
          </draw:text-box>
        </draw:frame>
        <draw:line draw:style-name="gr29" draw:text-style-name="P12" draw:layer="layout" svg:x1="10.362cm" svg:y1="5.099cm" svg:x2="11.744cm" svg:y2="5.099cm">
          <text:p/>
        </draw:line>
        <draw:line draw:style-name="gr29" draw:text-style-name="P12" draw:layer="layout" svg:x1="15.716cm" svg:y1="5.099cm" svg:x2="17.098cm" svg:y2="5.099cm">
          <text:p/>
        </draw:line>
        <draw:line draw:style-name="gr29" draw:text-style-name="P12" draw:layer="layout" svg:x1="21.07cm" svg:y1="5.099cm" svg:x2="22.452cm" svg:y2="5.099cm">
          <text:p/>
        </draw:line>
        <draw:line draw:style-name="gr29" draw:text-style-name="P12" xml:id="id13" draw:id="id13" draw:layer="layout" svg:x1="5.296cm" svg:y1="6.251cm" svg:x2="6.419cm" svg:y2="6.251cm">
          <text:p/>
        </draw:line>
        <draw:connector draw:style-name="gr30" draw:text-style-name="P13" draw:layer="layout" svg:x1="3.108cm" svg:y1="13.55cm" svg:x2="5.296cm" svg:y2="6.251cm" draw:start-shape="id9" draw:start-glue-point="2" draw:end-shape="id13" draw:end-glue-point="3" svg:d="M3108 13550v502h2188v-7801" svg:viewBox="0 0 2189 7802">
          <text:p/>
        </draw:connector>
        <draw:frame draw:style-name="gr31" draw:text-style-name="P2" draw:layer="layout" svg:width="5.872cm" svg:height="1.021cm" svg:x="6.027cm" svg:y="14.477cm">
          <draw:text-box>
            <text:p><text:span text:style-name="T1">simple_run.sh</text:span></text:p>
          </draw:text-box>
        </draw:frame>
        <draw:connector draw:style-name="gr23" draw:text-style-name="P7" draw:layer="layout" draw:type="line" svg:x1="3.11cm" svg:y1="2.647cm" svg:x2="3.108cm" svg:y2="4.612cm" svg:d="M3110 2647l-2 1965" svg:viewBox="0 0 3 1966">
          <text:p/>
        </draw:connector>
        <draw:connector draw:style-name="gr29" draw:text-style-name="P12" draw:layer="layout" draw:type="line" svg:x1="24.455cm" svg:y1="13.735cm" svg:x2="24.465cm" svg:y2="16.614cm" draw:start-shape="id12" draw:start-glue-point="2" draw:end-shape="id14" draw:end-glue-point="0" svg:d="M24455 13735l10 2879" svg:viewBox="0 0 11 28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8:09:04.833183807</meta:creation-date>
    <meta:editing-duration>PT57M37S</meta:editing-duration>
    <meta:editing-cycles>22</meta:editing-cycles>
    <meta:generator>LibreOffice/5.1.4.2$Linux_X86_64 LibreOffice_project/10m0$Build-2</meta:generator>
    <dc:date>2016-08-03T00:08:41.458539027</dc:date>
    <meta:document-statistic meta:object-count="42"/>
  </office:meta>
</office:document-meta>
</file>